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fo:font-weight="bold" style:font-size-asian="22pt" style:font-weight-asian="bold" style:font-weight-complex="bold"/>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officeooo:rsid="0006200e" officeooo:paragraph-rsid="0006200e"/>
    </style:style>
    <style:style style:name="P6" style:family="paragraph" style:parent-style-name="Standard">
      <style:paragraph-properties fo:text-align="start" style:justify-single-word="false"/>
      <style:text-properties officeooo:rsid="00066474" officeooo:paragraph-rsid="00066474"/>
    </style:style>
    <style:style style:name="P7" style:family="paragraph" style:parent-style-name="Standard">
      <style:paragraph-properties fo:text-align="start" style:justify-single-word="false"/>
      <style:text-properties officeooo:rsid="00070128" officeooo:paragraph-rsid="00070128"/>
    </style:style>
    <style:style style:name="P8" style:family="paragraph" style:parent-style-name="Standard" style:master-page-name="Standard">
      <style:paragraph-properties fo:text-align="center" style:justify-single-word="false" style:page-number="auto"/>
    </style:style>
    <style:style style:name="T1" style:family="text">
      <style:text-properties fo:font-size="14pt" style:font-size-asian="14pt" style:font-size-complex="14pt"/>
    </style:style>
    <style:style style:name="T2" style:family="text">
      <style:text-properties fo:font-size="20pt" fo:font-weight="bold" style:font-size-asian="20pt" style:font-weight-asian="bold" style:font-weight-complex="bold"/>
    </style:style>
    <style:style style:name="T3" style:family="text">
      <style:text-properties fo:font-size="20pt" fo:font-weight="bold" officeooo:rsid="0006200e" style:font-size-asian="20pt" style:font-weight-asian="bold" style:font-weight-complex="bold"/>
    </style:style>
    <style:style style:name="T4" style:family="text">
      <style:text-properties fo:font-size="15pt" fo:font-style="italic" style:font-size-asian="15pt" style:font-style-asian="italic" style:font-size-complex="15pt" style:font-style-complex="italic"/>
    </style:style>
    <style:style style:name="T5" style:family="text">
      <style:text-properties fo:font-size="15pt" fo:font-style="italic" officeooo:rsid="0006200e" style:font-size-asian="15pt" style:font-style-asian="italic" style:font-size-complex="15pt" style:font-style-complex="italic"/>
    </style:style>
    <style:style style:name="T6" style:family="text">
      <style:text-properties fo:font-size="15pt" style:font-size-asian="15pt" style:font-size-complex="15pt"/>
    </style:style>
    <style:style style:name="T7" style:family="text">
      <style:text-properties fo:font-size="15pt" officeooo:rsid="0006200e" style:font-size-asian="15pt" style:font-size-complex="15pt"/>
    </style:style>
    <style:style style:name="T8" style:family="text">
      <style:text-properties fo:font-size="15pt" officeooo:rsid="00066474" style:font-size-asian="15pt" style:font-size-complex="15pt"/>
    </style:style>
    <style:style style:name="T9" style:family="text">
      <style:text-properties fo:font-size="15pt" officeooo:rsid="00070128" style:font-size-asian="15pt" style:font-size-complex="15pt"/>
    </style:style>
    <style:style style:name="T10" style:family="text">
      <style:text-properties style:text-position="super 58%" fo:font-size="15pt" fo:font-style="italic" style:font-size-asian="15pt" style:font-style-asian="italic" style:font-size-complex="15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HO CHI MINH CITY UNIVERSITY OF TECHNOLOGY </text:span></text:p>
      <text:p text:style-name="P2"><text:span text:style-name="T1">FACULTY OF COMPUTER SCIENCE AND ENGINEERING</text:span></text:p>
      <text:p text:style-name="P2"><text:span text:style-name="T1">DEPARTMENT OF COMPUTER ENGINEERING</text:span></text:p>
      <text:p text:style-name="P2">___________________</text:p>
      <text:p text:style-name="P3"/>
      <text:p text:style-name="P2"><text:span text:style-name="T2">OPERATING SYSTEM – LAB 0</text:span><text:span text:style-name="T3">6</text:span></text:p>
      <text:p text:style-name="P2">_______</text:p>
      <text:p text:style-name="P2"/>
      <text:p text:style-name="P2"><text:span text:style-name="T4">Student name: LE HUY HOANG</text:span></text:p>
      <text:p text:style-name="P2"><text:span text:style-name="T4">Student ID: 1652212</text:span></text:p>
      <text:p text:style-name="P2"><text:span text:style-name="T4">Date: </text:span><text:span text:style-name="T5">October</text:span><text:span text:style-name="T4"> </text:span><text:span text:style-name="T5">17</text:span><text:span text:style-name="T10">th</text:span><text:span text:style-name="T4"> , 2018</text:span></text:p>
      <text:p text:style-name="P4"/>
      <text:p text:style-name="P2"><text:span text:style-name="T6">Lecturer: PhD. Pham Hoang Anh</text:span></text:p>
      <text:p text:style-name="P1"><text:span text:style-name="T6">1. </text:span><text:span text:style-name="T7">Assume Alice is the wife, Bob is Alice’s husband.</text:span></text:p>
      <text:p text:style-name="P1"><text:span text:style-name="T6"><text:s text:c="4"/></text:span></text:p>
      <text:p text:style-name="P5"><text:span text:style-name="T6">There are 3 possible cases in this situation:</text:span></text:p>
      <text:p text:style-name="P5"><text:span text:style-name="T6">1. Alice finishes deposit transaction right before Bob starts withdraw transaction.</text:span></text:p>
      <text:p text:style-name="P5"><text:span text:style-name="T8">In this situation, n</text:span><text:span text:style-name="T6">o conflict occurs.</text:span></text:p>
      <text:p text:style-name="P5"><text:span text:style-name="T6"/></text:p>
      <text:p text:style-name="P5"><text:span text:style-name="T6">2. Alice starts deposit transaction right after Bob has finished withdraw transaction.</text:span></text:p>
      <text:p text:style-name="P6"><text:span text:style-name="T6">There is no conflict also.</text:span></text:p>
      <text:p text:style-name="P5"><text:span text:style-name="T6"/></text:p>
      <text:p text:style-name="P5"><text:span text:style-name="T6">3. Alice and Bob start each other transaction concurrently.</text:span></text:p>
      <text:p text:style-name="P5"><text:span text:style-name="T6">The account balance depends on which transaction comes first. </text:span><text:span text:style-name="T8">More details, assume Alice and Bob do their transaction on ATM machine </text:span><text:span text:style-name="T9">and computer</text:span><text:span text:style-name="T8">. ATM machine will do as follow:<text:line-break/><text:tab/>1/ Retrieve account balance<text:line-break/><text:tab/>2/ Do the transaction</text:span></text:p>
      <text:p text:style-name="P5"><text:span text:style-name="T8"><text:tab/>3/ Update the account balance to bank server.</text:span></text:p>
      <text:p text:style-name="P7"><text:span text:style-name="T8">I</text:span><text:span text:style-name="T6">nternet Banking service does the same.</text:span></text:p>
      <text:p text:style-name="P7"><text:span text:style-name="T6"/></text:p>
      <text:p text:style-name="P6"><text:span text:style-name="T6">If Alice’s and Bob’s </text:span><text:span text:style-name="T9">machines</text:span><text:span text:style-name="T6"> retrieve account balance at the same time, then at stage 3, bank server will be misleading in determining appropriate number to update. The final result will depends on the order of incoming update requests from A</text:span><text:span text:style-name="T9">TM or machine</text:span></text:p>
      <text:p text:style-name="P6"><text:span text:style-name="T6"/></text:p>
      <text:p text:style-name="P6"><text:span text:style-name="T6">The solution for this problem is to design a mechanism that mutually exclude incoming re</text:span><text:span text:style-name="T9">quests that could potentially affect the account balance. For example, if it happens, bank server have to randomly choose which requests will be served first. The other must be in waiting queue. Plus, that mechanism must be non-preempty. The reason is bank server does not know whether user </text:span><text:soft-page-break/><text:span text:style-name="T9">does another transaction after finishing one or not. Therefore, other incoming transactions must wait until the serving request finishes its shift.</text:span></text:p>
      <text:p text:style-name="P7"><text:span text:style-name="T9">H</text:span><text:span text:style-name="T6">owever, bank server should reject waiting requests since the serving time of the current request is unknown beforeh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4:03:08</meta:creation-date>
    <dc:language>en-US</dc:language>
    <dc:date>2018-10-17T00:47:45.314898919</dc:date>
    <meta:editing-cycles>8</meta:editing-cycles>
    <meta:editing-duration>PT1H48M21S</meta:editing-duration>
    <meta:generator>LibreOffice/6.1.2.1$Linux_X86_64 LibreOffice_project/10$Build-1</meta:generator>
    <meta:document-statistic meta:table-count="0" meta:image-count="0" meta:object-count="0" meta:page-count="2" meta:paragraph-count="24" meta:word-count="297" meta:character-count="1878" meta:non-whitespace-character-count="1595"/>
  </office:meta>
</office:document-meta>
</file>